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paragraph-properties fo:margin-left="0in" fo:margin-right="0in" fo:margin-top="0in" fo:margin-bottom="0.0972in" loext:contextual-spacing="false"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3"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2a0458"/>
    </style:style>
    <style:style style:name="P4"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2c0cd5"/>
    </style:style>
    <style:style style:name="P5"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officeooo:paragraph-rsid="002dd0c0"/>
    </style:style>
    <style:style style:name="P6" style:family="paragraph" style:parent-style-name="Text_20_body">
      <style:paragraph-properties fo:margin-left="0in" fo:margin-right="0in" fo:margin-top="0in" fo:margin-bottom="0.0417in" loext:contextual-spacing="false" fo:text-align="start" style:justify-single-word="false" fo:orphans="2" fo:widows="2" fo:text-indent="0in" style:auto-text-indent="false" fo:padding="0in" fo:border="none"/>
      <style:text-properties fo:font-variant="normal" fo:text-transform="none" fo:color="#222222" style:font-name="Calibri" fo:font-size="18pt" fo:letter-spacing="normal" fo:font-style="normal" fo:font-weight="normal" style:font-size-asian="18pt" style:font-size-complex="18pt"/>
    </style:style>
    <style:style style:name="P7" style:family="paragraph" style:parent-style-name="Text_20_body">
      <style:paragraph-properties fo:margin-left="0in" fo:margin-right="0in" fo:margin-top="0in" fo:margin-bottom="0.0417in" loext:contextual-spacing="false" fo:text-align="center" style:justify-single-word="false" fo:orphans="2" fo:widows="2" fo:text-indent="0in" style:auto-text-indent="false" fo:padding="0in" fo:border="none"/>
      <style:text-properties fo:font-variant="normal" fo:text-transform="none" fo:color="#222222" style:font-name="Calibri" fo:font-size="18pt" fo:letter-spacing="normal" fo:font-style="normal" fo:font-weight="bold" style:font-size-asian="18pt" style:font-weight-asian="bold" style:font-size-complex="18pt" style:font-weight-complex="bold"/>
    </style:style>
    <style:style style:name="P8" style:family="paragraph" style:parent-style-name="Quotations">
      <style:paragraph-properties fo:margin-top="0in" fo:margin-bottom="0.1965in" loext:contextual-spacing="false" fo:text-align="start" style:justify-single-word="false" fo:orphans="2" fo:widows="2" fo:padding="0in" fo:border="none"/>
    </style:style>
    <style:style style:name="P9" style:family="paragraph" style:parent-style-name="Quotations">
      <style:paragraph-properties fo:margin-top="0in" fo:margin-bottom="0.1965in" loext:contextual-spacing="false" fo:text-align="center" style:justify-single-word="false" fo:orphans="2" fo:widows="2" fo:padding="0in" fo:border="none"/>
    </style:style>
    <style:style style:name="P10" style:family="paragraph" style:parent-style-name="Quotations">
      <style:paragraph-properties fo:margin-left="0in" fo:margin-right="0.3937in" fo:orphans="2" fo:widows="2" fo:text-indent="0in" style:auto-text-indent="false" fo:padding="0in" fo:border="none"/>
      <style:text-properties fo:font-variant="normal" fo:text-transform="none" fo:color="#202122" style:font-name="Calibri" fo:font-size="18pt" fo:letter-spacing="normal" fo:font-style="normal" fo:font-weight="normal" style:font-size-asian="18pt" style:font-size-complex="18pt"/>
    </style:style>
    <style:style style:name="P11" style:family="paragraph" style:parent-style-name="Standard">
      <style:text-properties fo:font-size="22pt" style:text-underline-style="none" fo:font-weight="bold" officeooo:rsid="001ecf87" officeooo:paragraph-rsid="001ecf87" style:font-size-asian="19.25pt" style:font-weight-asian="bold" style:font-size-complex="22pt" style:font-weight-complex="bold"/>
    </style:style>
    <style:style style:name="P12" style:family="paragraph" style:parent-style-name="Standard">
      <style:text-properties fo:font-size="22pt" style:text-underline-style="none" fo:font-weight="bold" officeooo:rsid="0036a85c" officeooo:paragraph-rsid="0036a85c" style:font-size-asian="22pt" style:font-weight-asian="bold" style:font-size-complex="22pt" style:font-weight-complex="bold"/>
    </style:style>
    <style:style style:name="P13" style:family="paragraph" style:parent-style-name="Standard">
      <style:paragraph-properties fo:text-align="center" style:justify-single-word="false"/>
      <style:text-properties fo:font-size="22pt" style:text-underline-style="none" fo:font-weight="normal" officeooo:rsid="003466e8" officeooo:paragraph-rsid="0036a85c" style:font-size-asian="22pt" style:font-weight-asian="normal" style:font-size-complex="22pt" style:font-weight-complex="normal"/>
    </style:style>
    <style:style style:name="P14" style:family="paragraph" style:parent-style-name="Standard">
      <style:text-properties officeooo:paragraph-rsid="0020297a"/>
    </style:style>
    <style:style style:name="P15" style:family="paragraph" style:parent-style-name="Standard">
      <style:paragraph-properties fo:text-align="start" style:justify-single-word="false"/>
      <style:text-properties fo:font-size="18pt" style:text-underline-style="none" fo:font-weight="bold" officeooo:rsid="0036a85c" officeooo:paragraph-rsid="0036a85c" style:font-size-asian="15.75pt" style:font-weight-asian="bold" style:font-size-complex="18pt" style:font-weight-complex="bold"/>
    </style:style>
    <style:style style:name="P16" style:family="paragraph" style:parent-style-name="Standard">
      <style:paragraph-properties fo:text-align="start" style:justify-single-word="false"/>
      <style:text-properties fo:font-size="18pt" style:text-underline-style="none" fo:font-weight="bold" officeooo:rsid="0036a85c" officeooo:paragraph-rsid="003883e5" style:font-size-asian="15.75pt" style:font-weight-asian="bold" style:font-size-complex="18pt" style:font-weight-complex="bold"/>
    </style:style>
    <style:style style:name="P17" style:family="paragraph" style:parent-style-name="Standard">
      <style:paragraph-properties fo:text-align="start" style:justify-single-word="false"/>
      <style:text-properties fo:font-size="18pt" style:text-underline-style="none" fo:font-weight="bold" officeooo:rsid="0036a85c" officeooo:paragraph-rsid="003c8be3" style:font-size-asian="15.75pt" style:font-weight-asian="bold" style:font-size-complex="18pt" style:font-weight-complex="bold"/>
    </style:style>
    <style:style style:name="P18" style:family="paragraph" style:parent-style-name="Standard">
      <style:paragraph-properties fo:text-align="start" style:justify-single-word="false"/>
      <style:text-properties fo:font-size="18pt" style:text-underline-style="none" fo:font-weight="bold" officeooo:rsid="0036a85c" officeooo:paragraph-rsid="003e29e6"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font-size="18pt" style:text-underline-style="none" fo:font-weight="bold" officeooo:rsid="003e29e6" officeooo:paragraph-rsid="003e29e6" style:font-size-asian="15.75pt" style:font-weight-asian="bold" style:font-size-complex="18pt" style:font-weight-complex="bold"/>
    </style:style>
    <style:style style:name="P20" style:family="paragraph" style:parent-style-name="Standard">
      <style:text-properties fo:font-size="18pt" style:text-underline-style="none" fo:font-weight="normal" officeooo:rsid="00330046" officeooo:paragraph-rsid="00330046" style:font-size-asian="15.75pt" style:font-weight-asian="normal" style:font-size-complex="18pt" style:font-weight-complex="normal"/>
    </style:style>
    <style:style style:name="P21" style:family="paragraph" style:parent-style-name="Standard">
      <style:text-properties fo:font-size="18pt" style:text-underline-style="none" fo:font-weight="normal" officeooo:rsid="003466e8" officeooo:paragraph-rsid="003466e8" style:font-size-asian="15.75pt" style:font-weight-asian="normal" style:font-size-complex="18pt" style:font-weight-complex="normal"/>
    </style:style>
    <style:style style:name="P22" style:family="paragraph" style:parent-style-name="Standard">
      <style:text-properties fo:font-size="18pt" style:text-underline-style="none" fo:font-weight="normal" officeooo:rsid="0034f8b8" officeooo:paragraph-rsid="0034f8b8" style:font-size-asian="15.75pt" style:font-weight-asian="normal" style:font-size-complex="18pt" style:font-weight-complex="normal"/>
    </style:style>
    <style:style style:name="P23" style:family="paragraph" style:parent-style-name="Standard">
      <style:text-properties fo:font-size="18pt" style:text-underline-style="none" fo:font-weight="normal" officeooo:rsid="0036a85c" officeooo:paragraph-rsid="0036a85c"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style:text-underline-style="none" fo:font-weight="normal" officeooo:rsid="003883e5" officeooo:paragraph-rsid="003883e5"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style:text-underline-style="none" fo:font-weight="normal" officeooo:rsid="0039d953" officeooo:paragraph-rsid="0039d953" style:font-size-asian="15.75pt" style:font-weight-asian="normal" style:font-size-complex="18pt" style:font-weight-complex="normal"/>
    </style:style>
    <style:style style:name="P26" style:family="paragraph" style:parent-style-name="Standard">
      <style:text-properties officeooo:rsid="002310dd" officeooo:paragraph-rsid="002310dd"/>
    </style:style>
    <style:style style:name="P27" style:family="paragraph" style:parent-style-name="Standard">
      <style:text-properties officeooo:rsid="00231bb4" officeooo:paragraph-rsid="00231bb4"/>
    </style:style>
    <style:style style:name="P28" style:family="paragraph" style:parent-style-name="Standard">
      <style:text-properties fo:font-weight="normal" officeooo:rsid="0026208b" officeooo:paragraph-rsid="0026208b" style:font-weight-asian="normal" style:font-weight-complex="normal"/>
    </style:style>
    <style:style style:name="P29" style:family="paragraph" style:parent-style-name="Standard">
      <style:paragraph-properties fo:text-align="start" style:justify-single-word="false"/>
      <style:text-properties style:font-name="Calibri" fo:font-size="18pt" style:text-underline-style="none" fo:font-weight="normal" officeooo:rsid="0041fc94" officeooo:paragraph-rsid="0041fc94" style:font-size-asian="18pt" style:font-weight-asian="normal" style:font-size-complex="18pt" style:font-weight-complex="normal"/>
    </style:style>
    <style:style style:name="P30" style:family="paragraph" style:parent-style-name="Standard">
      <style:paragraph-properties fo:break-before="page"/>
      <style:text-properties fo:font-size="22pt" style:text-underline-style="none" fo:font-weight="bold" officeooo:rsid="001ecf87" officeooo:paragraph-rsid="001ecf87" style:font-size-asian="19.25pt" style:font-weight-asian="bold" style:font-size-complex="22pt" style:font-weight-complex="bold"/>
    </style:style>
    <style:style style:name="P31" style:family="paragraph" style:parent-style-name="Standard">
      <style:paragraph-properties fo:break-before="page"/>
      <style:text-properties fo:font-size="22pt" style:text-underline-style="none" fo:font-weight="bold" officeooo:rsid="001ecf87" officeooo:paragraph-rsid="00330046" style:font-size-asian="22pt" style:font-weight-asian="bold" style:font-size-complex="22pt" style:font-weight-complex="bold"/>
    </style:style>
    <style:style style:name="P32" style:family="paragraph" style:parent-style-name="Text_20_body">
      <style:text-properties fo:font-variant="normal" fo:text-transform="none" fo:color="#202122" style:font-name="Calibri" fo:font-size="18pt" fo:letter-spacing="normal" fo:font-style="normal" style:text-underline-style="none" fo:font-weight="normal" officeooo:rsid="002a0458" officeooo:paragraph-rsid="002a0458" style:font-size-asian="18pt" style:font-weight-asian="normal" style:font-size-complex="18pt" style:font-weight-complex="normal"/>
    </style:style>
    <style:style style:name="P33" style:family="paragraph" style:parent-style-name="Standard">
      <style:text-properties style:font-name="Calibri1" fo:font-size="18pt" fo:language="en" fo:country="US" style:text-underline-style="none" fo:font-weight="bold" officeooo:rsid="001ecf87" officeooo:paragraph-rsid="001ecf87" style:font-size-asian="22pt" style:font-weight-asian="bold" style:font-name-complex="Calibri2" style:font-size-complex="18pt" style:font-weight-complex="bold"/>
    </style:style>
    <style:style style:name="P34" style:family="paragraph" style:parent-style-name="Standard">
      <style:paragraph-properties fo:text-align="center" style:justify-single-word="false"/>
      <style:text-properties style:font-name="Calibri1" fo:font-size="18pt" fo:language="en" fo:country="US" style:text-underline-style="none" fo:font-weight="bold" officeooo:rsid="003b415e" officeooo:paragraph-rsid="0036a85c" style:font-size-asian="15.75pt" style:font-weight-asian="bold" style:font-name-complex="Calibri2" style:font-size-complex="18pt" style:font-weight-complex="bold"/>
    </style:style>
    <style:style style:name="P35" style:family="paragraph" style:parent-style-name="Standard">
      <style:paragraph-properties fo:text-align="start" style:justify-single-word="false"/>
      <style:text-properties style:font-name="Calibri1" fo:font-size="18pt" fo:language="en" fo:country="US" style:text-underline-style="none" fo:font-weight="bold" officeooo:rsid="0036a85c" officeooo:paragraph-rsid="0036a85c" style:font-size-asian="15.75pt" style:font-weight-asian="bold" style:font-name-complex="Calibri2" style:font-size-complex="18pt" style:font-weight-complex="bold"/>
    </style:style>
    <style:style style:name="P36" style:family="paragraph" style:parent-style-name="Standard">
      <style:paragraph-properties fo:text-align="center" style:justify-single-word="false"/>
      <style:text-properties style:font-name="Calibri1" fo:font-size="18pt" fo:language="en" fo:country="US" style:text-underline-style="none" fo:font-weight="bold" officeooo:rsid="003e29e6" officeooo:paragraph-rsid="003c8be3" style:font-size-asian="15.75pt" style:font-weight-asian="bold" style:font-name-complex="Calibri2" style:font-size-complex="18pt" style:font-weight-complex="bold"/>
    </style:style>
    <style:style style:name="P37" style:family="paragraph" style:parent-style-name="Standard">
      <style:text-properties style:font-name="Calibri1" fo:font-size="18pt" fo:language="en" fo:country="US" style:text-underline-style="none" fo:font-weight="normal" officeooo:rsid="003466e8" officeooo:paragraph-rsid="003466e8" style:font-size-asian="15.75pt" style:font-weight-asian="normal" style:font-name-complex="Calibri2" style:font-size-complex="18pt" style:font-weight-complex="normal"/>
    </style:style>
    <style:style style:name="P38" style:family="paragraph" style:parent-style-name="Standard">
      <style:paragraph-properties fo:text-align="start" style:justify-single-word="false"/>
      <style:text-properties style:font-name="Calibri1" fo:font-size="18pt" fo:language="en" fo:country="US" style:text-underline-style="none" fo:font-weight="normal" officeooo:rsid="003466e8" officeooo:paragraph-rsid="0036a85c" style:font-size-asian="15.75pt" style:font-weight-asian="normal" style:font-name-complex="Calibri2" style:font-size-complex="18pt" style:font-weight-complex="normal"/>
    </style:style>
    <style:style style:name="P39" style:family="paragraph" style:parent-style-name="Standard">
      <style:paragraph-properties fo:text-align="center" style:justify-single-word="false"/>
      <style:text-properties style:font-name="Calibri1" fo:font-size="18pt" fo:language="en" fo:country="US" style:text-underline-style="none" fo:font-weight="normal" officeooo:rsid="003466e8" officeooo:paragraph-rsid="0036a85c" style:font-size-asian="15.75pt" style:font-weight-asian="normal" style:font-name-complex="Calibri2" style:font-size-complex="18pt" style:font-weight-complex="normal"/>
    </style:style>
    <style:style style:name="P40" style:family="paragraph" style:parent-style-name="Standard">
      <style:text-properties style:font-name="Calibri1" fo:font-size="18pt" fo:language="en" fo:country="US" style:text-underline-style="none" fo:font-weight="normal" officeooo:rsid="003b415e" officeooo:paragraph-rsid="0036a85c" style:font-size-asian="15.75pt" style:font-weight-asian="normal" style:font-name-complex="Calibri2" style:font-size-complex="18pt" style:font-weight-complex="normal"/>
    </style:style>
    <style:style style:name="P41" style:family="paragraph" style:parent-style-name="Standard">
      <style:text-properties style:font-name="Calibri1" fo:font-size="18pt" fo:language="en" fo:country="US" style:text-underline-style="none" fo:font-weight="normal" officeooo:rsid="0036a85c" officeooo:paragraph-rsid="0036a85c" style:font-size-asian="15.75pt" style:font-weight-asian="normal" style:font-name-complex="Calibri2" style:font-size-complex="18pt" style:font-weight-complex="normal"/>
    </style:style>
    <style:style style:name="P42" style:family="paragraph" style:parent-style-name="Standard">
      <style:paragraph-properties fo:text-align="start" style:justify-single-word="false"/>
      <style:text-properties style:font-name="Calibri1" fo:font-size="18pt" fo:language="en" fo:country="US" style:text-underline-style="none" fo:font-weight="normal" officeooo:rsid="0036a85c" officeooo:paragraph-rsid="003883e5" style:font-size-asian="15.75pt" style:font-weight-asian="normal" style:font-name-complex="Calibri2" style:font-size-complex="18pt" style:font-weight-complex="normal"/>
    </style:style>
    <style:style style:name="P43" style:family="paragraph" style:parent-style-name="Standard">
      <style:paragraph-properties fo:text-align="start" style:justify-single-word="false"/>
      <style:text-properties style:font-name="Calibri1" fo:font-size="18pt" fo:language="en" fo:country="US" style:text-underline-style="none" fo:font-weight="normal" officeooo:rsid="0036a85c" officeooo:paragraph-rsid="0036a85c" style:font-size-asian="15.75pt" style:font-weight-asian="normal" style:font-name-complex="Calibri2" style:font-size-complex="18pt" style:font-weight-complex="normal"/>
    </style:style>
    <style:style style:name="P44" style:family="paragraph" style:parent-style-name="Standard">
      <style:paragraph-properties fo:text-align="start" style:justify-single-word="false"/>
      <style:text-properties style:font-name="Calibri1" fo:font-size="18pt" fo:language="en" fo:country="US" style:text-underline-style="none" fo:font-weight="normal" officeooo:rsid="003883e5" officeooo:paragraph-rsid="003883e5" style:font-size-asian="15.75pt" style:font-weight-asian="normal" style:font-name-complex="Calibri2" style:font-size-complex="18pt" style:font-weight-complex="normal"/>
    </style:style>
    <style:style style:name="P45" style:family="paragraph" style:parent-style-name="Standard">
      <style:paragraph-properties fo:text-align="start" style:justify-single-word="false"/>
      <style:text-properties style:font-name="Calibri1" fo:font-size="18pt" fo:language="en" fo:country="US" style:text-underline-style="none" fo:font-weight="normal" officeooo:rsid="003e29e6" officeooo:paragraph-rsid="003c8be3" style:font-size-asian="15.75pt" style:font-weight-asian="normal" style:font-name-complex="Calibri2" style:font-size-complex="18pt" style:font-weight-complex="normal"/>
    </style:style>
    <style:style style:name="P46" style:family="paragraph" style:parent-style-name="Standard">
      <style:text-properties style:font-name="Calibri1" fo:font-size="22pt" fo:language="en" fo:country="US" style:text-underline-style="solid" style:text-underline-width="auto" style:text-underline-color="font-color" fo:font-weight="bold" officeooo:rsid="002a0458" officeooo:paragraph-rsid="002a0458" style:font-size-asian="19.25pt" style:font-weight-asian="bold" style:font-name-complex="Calibri2" style:font-size-complex="22pt" style:font-weight-complex="bold"/>
    </style:style>
    <style:style style:name="P47" style:family="paragraph" style:parent-style-name="Standard">
      <style:text-properties style:font-name="Calibri1" fo:font-size="22pt" fo:language="en" fo:country="US" style:text-underline-style="solid" style:text-underline-width="auto" style:text-underline-color="font-color" fo:font-weight="bold" officeooo:rsid="00214729" officeooo:paragraph-rsid="00214729" style:font-size-asian="22pt" style:font-weight-asian="bold" style:font-name-complex="Calibri2" style:font-size-complex="22pt" style:font-weight-complex="bold"/>
    </style:style>
    <style:style style:name="P48" style:family="paragraph" style:parent-style-name="Standard">
      <style:text-properties style:font-name="Calibri1" fo:font-size="22pt" fo:language="en" fo:country="US" style:text-underline-style="none" fo:font-weight="bold" officeooo:rsid="001ecf87" officeooo:paragraph-rsid="00330046" style:font-size-asian="22pt" style:font-weight-asian="bold" style:font-name-complex="Calibri2" style:font-size-complex="22pt" style:font-weight-complex="bold"/>
    </style:style>
    <style:style style:name="P49" style:family="paragraph" style:parent-style-name="Standard">
      <style:text-properties style:font-name="Calibri1" fo:font-size="22pt" fo:language="en" fo:country="US" style:text-underline-style="none" fo:font-weight="bold" officeooo:rsid="00330046" officeooo:paragraph-rsid="00330046" style:font-size-asian="22pt" style:font-weight-asian="bold" style:font-name-complex="Calibri2" style:font-size-complex="22pt" style:font-weight-complex="bold"/>
    </style:style>
    <style:style style:name="P50" style:family="paragraph" style:parent-style-name="Standard">
      <style:paragraph-properties fo:text-align="center" style:justify-single-word="false"/>
      <style:text-properties style:font-name="Calibri1" fo:font-size="22pt" fo:language="en" fo:country="US" style:text-underline-style="none" fo:font-weight="bold" officeooo:rsid="000d6d83" officeooo:paragraph-rsid="0041fc94" style:font-size-asian="22pt" style:font-weight-asian="bold" style:font-name-complex="Calibri2" style:font-size-complex="22pt" style:font-weight-complex="bold"/>
    </style:style>
    <style:style style:name="P51" style:family="paragraph" style:parent-style-name="Standard">
      <style:paragraph-properties fo:text-align="start" style:justify-single-word="false"/>
      <style:text-properties style:font-name="Calibri1" fo:font-size="22pt" fo:language="en" fo:country="US" style:text-underline-style="none" fo:font-weight="bold" officeooo:rsid="003e29e6" officeooo:paragraph-rsid="003e29e6" style:font-size-asian="22pt" style:font-weight-asian="bold" style:font-name-complex="Calibri2" style:font-size-complex="22pt" style:font-weight-complex="bold"/>
    </style:style>
    <style:style style:name="P52" style:family="paragraph" style:parent-style-name="Standard">
      <style:paragraph-properties fo:text-align="center" style:justify-single-word="false"/>
      <style:text-properties style:font-name="Calibri1" fo:font-size="22pt" fo:language="en" fo:country="US" style:text-underline-style="none" fo:font-weight="bold" officeooo:rsid="003b415e" officeooo:paragraph-rsid="003c5479" style:font-size-asian="19.25pt" style:font-weight-asian="bold" style:font-name-complex="Calibri2" style:font-size-complex="22pt" style:font-weight-complex="bold"/>
    </style:style>
    <style:style style:name="P53" style:family="paragraph" style:parent-style-name="Standard">
      <style:paragraph-properties fo:text-align="center" style:justify-single-word="false"/>
      <style:text-properties style:font-name="Calibri1" fo:font-size="22pt" fo:language="en" fo:country="US" style:text-underline-style="none" fo:font-weight="bold" officeooo:rsid="003c5479" officeooo:paragraph-rsid="003c8be3" style:font-size-asian="19.25pt" style:font-weight-asian="bold" style:font-name-complex="Calibri2" style:font-size-complex="22pt" style:font-weight-complex="bold"/>
    </style:style>
    <style:style style:name="P54" style:family="paragraph" style:parent-style-name="Standard">
      <style:text-properties style:font-name="Calibri1" fo:font-size="22pt" fo:language="en" fo:country="US" style:text-underline-style="none" fo:font-weight="normal" officeooo:rsid="0035a18d" officeooo:paragraph-rsid="0034f8b8" style:font-size-asian="22pt" style:font-weight-asian="normal" style:font-name-complex="Calibri2" style:font-size-complex="22pt" style:font-weight-complex="normal"/>
    </style:style>
    <style:style style:name="P55" style:family="paragraph" style:parent-style-name="Standard">
      <style:paragraph-properties fo:text-align="start" style:justify-single-word="false"/>
      <style:text-properties style:font-name="Calibri1" fo:font-size="22pt" fo:language="en" fo:country="US" style:text-underline-style="none" fo:font-weight="normal" officeooo:rsid="000d6d83" officeooo:paragraph-rsid="0041fc94" style:font-size-asian="22pt" style:font-weight-asian="normal" style:font-name-complex="Calibri2" style:font-size-complex="22pt" style:font-weight-complex="normal"/>
    </style:style>
    <style:style style:name="P56" style:family="paragraph" style:parent-style-name="Standard">
      <style:paragraph-properties fo:text-align="start" style:justify-single-word="false"/>
      <style:text-properties style:font-name="Calibri1" fo:font-size="22pt" fo:language="en" fo:country="US" style:text-underline-style="none" fo:font-weight="normal" officeooo:rsid="003b415e" officeooo:paragraph-rsid="003c5479" style:font-size-asian="19.25pt" style:font-weight-asian="normal" style:font-name-complex="Calibri2" style:font-size-complex="22pt" style:font-weight-complex="normal"/>
    </style:style>
    <style:style style:name="P57" style:family="paragraph" style:parent-style-name="Standard">
      <style:text-properties style:font-name="Calibri" fo:font-size="18pt" fo:language="en" fo:country="US" style:text-underline-style="none" fo:font-weight="normal" officeooo:rsid="002a0458" officeooo:paragraph-rsid="002a0458" style:font-size-asian="18pt" style:font-weight-asian="normal" style:font-name-complex="Calibri2" style:font-size-complex="18pt" style:font-weight-complex="normal"/>
    </style:style>
    <style:style style:name="P58" style:family="paragraph" style:parent-style-name="Standard">
      <style:paragraph-properties fo:text-align="start" style:justify-single-word="false"/>
      <style:text-properties style:font-name="Calibri" fo:font-size="18pt" fo:language="en" fo:country="US" style:text-underline-style="none" fo:font-weight="normal" officeooo:rsid="0041fc94" officeooo:paragraph-rsid="0041fc94" style:font-size-asian="18pt" style:font-weight-asian="normal" style:font-name-complex="Calibri2" style:font-size-complex="18pt" style:font-weight-complex="normal"/>
    </style:style>
    <style:style style:name="P59" style:family="paragraph" style:parent-style-name="Standard">
      <style:paragraph-properties fo:text-align="start" style:justify-single-word="false"/>
      <style:text-properties style:font-name="Calibri" fo:font-size="18pt" fo:language="en" fo:country="US" style:text-underline-style="none" fo:font-weight="normal" officeooo:rsid="0044e83e" officeooo:paragraph-rsid="0041fc94" style:font-size-asian="18pt" style:font-weight-asian="normal" style:font-name-complex="Calibri2" style:font-size-complex="18pt" style:font-weight-complex="normal"/>
    </style:style>
    <style:style style:name="P60" style:family="paragraph" style:parent-style-name="Standard">
      <style:paragraph-properties fo:text-align="center" style:justify-single-word="false"/>
      <style:text-properties style:font-name="Calibri" fo:font-size="18pt" fo:language="en" fo:country="US" style:text-underline-style="none" fo:font-weight="normal" officeooo:rsid="0044e83e" officeooo:paragraph-rsid="0041fc94" style:font-size-asian="18pt" style:font-weight-asian="normal" style:font-name-complex="Calibri2" style:font-size-complex="18pt" style:font-weight-complex="normal"/>
    </style:style>
    <style:style style:name="P61" style:family="paragraph" style:parent-style-name="Standard">
      <style:text-properties style:font-name="Calibri" fo:font-size="18pt" fo:language="en" fo:country="US" style:text-underline-style="none" fo:font-weight="bold" officeooo:rsid="00231bb4" officeooo:paragraph-rsid="00231bb4" style:font-size-asian="18pt" style:font-weight-asian="bold" style:font-name-complex="Calibri2" style:font-size-complex="18pt" style:font-weight-complex="bold"/>
    </style:style>
    <style:style style:name="P62" style:family="paragraph" style:parent-style-name="Standard" style:list-style-name="L2">
      <style:paragraph-properties fo:text-align="center" style:justify-single-word="false"/>
      <style:text-properties style:font-name="Calibri" fo:font-size="18pt" fo:language="en" fo:country="US" style:text-underline-style="none" fo:font-weight="bold" officeooo:rsid="000d6d83" officeooo:paragraph-rsid="0041fc94" style:font-size-asian="18pt" style:font-weight-asian="bold" style:font-name-complex="Calibri2" style:font-size-complex="18pt" style:font-weight-complex="bold"/>
    </style:style>
    <style:style style:name="P63" style:family="paragraph" style:parent-style-name="Standard">
      <style:paragraph-properties fo:text-align="center" style:justify-single-word="false"/>
      <style:text-properties style:font-name="Calibri" fo:font-size="18pt" fo:language="en" fo:country="US" style:text-underline-style="none" fo:font-weight="bold" officeooo:rsid="000d6d83" officeooo:paragraph-rsid="0041fc94" style:font-size-asian="18pt" style:font-weight-asian="bold" style:font-name-complex="Calibri2" style:font-size-complex="18pt" style:font-weight-complex="bold"/>
    </style:style>
    <style:style style:name="P64" style:family="paragraph" style:parent-style-name="Standard" style:list-style-name="L2">
      <style:paragraph-properties fo:text-align="center" style:justify-single-word="false"/>
      <style:text-properties style:font-name="Calibri" fo:font-size="18pt" style:text-underline-style="none" fo:font-weight="bold" officeooo:rsid="000d6d83" officeooo:paragraph-rsid="0041fc94" style:font-size-asian="18pt" style:font-weight-asian="bold" style:font-size-complex="18pt" style:font-weight-complex="bold"/>
    </style:style>
    <style:style style:name="P65" style:family="paragraph" style:parent-style-name="Text_20_body" style:list-style-name="L1">
      <style:paragraph-properties fo:margin-left="0in" fo:margin-right="0in" fo:margin-top="0in" fo:margin-bottom="0.0417in" loext:contextual-spacing="false" fo:text-align="start" style:justify-single-word="false" fo:orphans="2" fo:widows="2" fo:text-indent="0in" style:auto-text-indent="false" fo:padding="0in" fo:border="none"/>
      <style:text-properties fo:font-variant="normal" fo:text-transform="none" fo:color="#222222" style:font-name="Calibri" fo:font-size="18pt" fo:letter-spacing="normal" fo:font-style="normal" fo:font-weight="normal" style:font-size-asian="18pt" style:font-size-complex="18pt"/>
    </style:style>
    <style:style style:name="T1" style:family="text">
      <style:text-properties fo:font-weight="normal" style:font-weight-asian="normal" style:font-weight-complex="normal"/>
    </style:style>
    <style:style style:name="T2" style:family="text">
      <style:text-properties fo:font-weight="normal" style:font-size-asian="22pt" style:font-weight-asian="normal" style:font-weight-complex="normal"/>
    </style:style>
    <style:style style:name="T3" style:family="text">
      <style:text-properties fo:font-size="16pt" fo:font-weight="normal" style:font-size-asian="14pt" style:font-weight-asian="normal" style:font-size-complex="16pt" style:font-weight-complex="normal"/>
    </style:style>
    <style:style style:name="T4" style:family="text">
      <style:text-properties style:font-name="Calibri1" fo:font-size="18pt" fo:language="en" fo:country="US" style:text-underline-style="none" fo:font-weight="normal" style:font-size-asian="22pt" style:font-weight-asian="normal" style:font-name-complex="Calibri2" style:font-size-complex="18pt" style:font-weight-complex="normal"/>
    </style:style>
    <style:style style:name="T5" style:family="text">
      <style:text-properties style:font-name="Calibri1" fo:font-size="18pt" fo:language="en" fo:country="US" style:text-underline-style="none" fo:font-weight="normal" officeooo:rsid="001ecf87" style:font-size-asian="22pt" style:font-weight-asian="normal" style:font-name-complex="Calibri2" style:font-size-complex="18pt" style:font-weight-complex="normal"/>
    </style:style>
    <style:style style:name="T6" style:family="text">
      <style:text-properties style:font-name="Calibri1" fo:font-size="18pt" fo:language="en" fo:country="US" style:text-underline-style="none" fo:font-weight="normal" officeooo:rsid="0020297a" style:font-size-asian="22pt" style:font-weight-asian="normal" style:font-name-complex="Calibri2" style:font-size-complex="18pt" style:font-weight-complex="normal"/>
    </style:style>
    <style:style style:name="T7" style:family="text">
      <style:text-properties style:font-name="Calibri1" fo:font-size="18pt" fo:language="en" fo:country="US" style:text-underline-style="none" fo:font-weight="normal" officeooo:rsid="00214729" style:font-size-asian="22pt" style:font-weight-asian="normal" style:font-name-complex="Calibri2" style:font-size-complex="18pt" style:font-weight-complex="normal"/>
    </style:style>
    <style:style style:name="T8" style:family="text">
      <style:text-properties style:font-name="Calibri1" fo:font-size="18pt" fo:language="en" fo:country="US" style:text-underline-style="none" fo:font-weight="normal" officeooo:rsid="0021d806" style:font-size-asian="22pt" style:font-weight-asian="normal" style:font-name-complex="Calibri2" style:font-size-complex="18pt" style:font-weight-complex="normal"/>
    </style:style>
    <style:style style:name="T9" style:family="text">
      <style:text-properties style:font-name="Calibri1" fo:font-size="18pt" fo:language="en" fo:country="US" style:text-underline-style="none" fo:font-weight="normal" officeooo:rsid="002310dd" style:font-size-asian="22pt" style:font-weight-asian="normal" style:font-name-complex="Calibri2" style:font-size-complex="18pt" style:font-weight-complex="normal"/>
    </style:style>
    <style:style style:name="T10" style:family="text">
      <style:text-properties style:font-name="Calibri1" fo:font-size="18pt" fo:language="en" fo:country="US" style:text-underline-style="none" fo:font-weight="normal" officeooo:rsid="00231bb4" style:font-size-asian="22pt" style:font-weight-asian="normal" style:font-name-complex="Calibri2" style:font-size-complex="18pt" style:font-weight-complex="normal"/>
    </style:style>
    <style:style style:name="T11" style:family="text">
      <style:text-properties style:font-name="Calibri1" fo:font-size="18pt" fo:language="en" fo:country="US" style:text-underline-style="none" fo:font-weight="normal" officeooo:rsid="0024bb0d" style:font-size-asian="22pt" style:font-weight-asian="normal" style:font-name-complex="Calibri2" style:font-size-complex="18pt" style:font-weight-complex="normal"/>
    </style:style>
    <style:style style:name="T12" style:family="text">
      <style:text-properties style:font-name="Calibri1" fo:font-size="18pt" fo:language="en" fo:country="US" style:text-underline-style="none" fo:font-weight="normal" officeooo:rsid="002a0458" style:font-size-asian="22pt" style:font-weight-asian="normal" style:font-name-complex="Calibri2" style:font-size-complex="18pt" style:font-weight-complex="normal"/>
    </style:style>
    <style:style style:name="T13" style:family="text">
      <style:text-properties style:font-name="Calibri1" fo:font-size="18pt" fo:language="en" fo:country="US" style:text-underline-style="none" style:font-size-asian="22pt" style:font-name-complex="Calibri2" style:font-size-complex="18pt"/>
    </style:style>
    <style:style style:name="T14" style:family="text">
      <style:text-properties style:font-name="Calibri1" fo:font-size="18pt" fo:language="en" fo:country="US" style:text-underline-style="none" officeooo:rsid="002688a0" style:font-size-asian="22pt" style:font-name-complex="Calibri2" style:font-size-complex="18pt"/>
    </style:style>
    <style:style style:name="T15" style:family="text">
      <style:text-properties style:font-name="Calibri1" fo:font-size="18pt" fo:language="en" fo:country="US" style:text-underline-style="none" officeooo:rsid="002a0458" style:font-size-asian="22pt" style:font-name-complex="Calibri2" style:font-size-complex="18pt"/>
    </style:style>
    <style:style style:name="T16" style:family="text">
      <style:text-properties style:font-name="Calibri1" fo:font-size="18pt" fo:language="en" fo:country="US" style:text-underline-style="none" fo:font-weight="bold" style:font-size-asian="22pt" style:font-weight-asian="bold" style:font-name-complex="Calibri2" style:font-size-complex="18pt" style:font-weight-complex="bold"/>
    </style:style>
    <style:style style:name="T17" style:family="text">
      <style:text-properties style:font-name="Calibri1" fo:font-size="18pt" fo:language="en" fo:country="US" style:text-underline-style="none" fo:font-weight="bold" officeooo:rsid="00214729" style:font-size-asian="22pt" style:font-weight-asian="bold" style:font-name-complex="Calibri2" style:font-size-complex="18pt" style:font-weight-complex="bold"/>
    </style:style>
    <style:style style:name="T18" style:family="text">
      <style:text-properties style:font-name="Calibri1" fo:language="en" fo:country="US" style:font-size-asian="22pt" style:font-name-complex="Calibri2"/>
    </style:style>
    <style:style style:name="T19" style:family="text">
      <style:text-properties style:font-name="Calibri1" fo:language="en" fo:country="US" style:font-name-complex="Calibri2"/>
    </style:style>
    <style:style style:name="T20" style:family="text">
      <style:text-properties style:font-name="Calibri1" fo:language="en" fo:country="US" officeooo:rsid="003466e8" style:font-name-complex="Calibri2"/>
    </style:style>
    <style:style style:name="T21" style:family="text">
      <style:text-properties style:font-name="Calibri1" fo:language="en" fo:country="US" officeooo:rsid="0034f8b8" style:font-name-complex="Calibri2"/>
    </style:style>
    <style:style style:name="T22" style:family="text">
      <style:text-properties style:font-name="Calibri1" fo:language="en" fo:country="US" officeooo:rsid="0035a18d" style:font-name-complex="Calibri2"/>
    </style:style>
    <style:style style:name="T23" style:family="text">
      <style:text-properties style:font-name="Calibri1" fo:language="en" fo:country="US" officeooo:rsid="0036a85c" style:font-name-complex="Calibri2"/>
    </style:style>
    <style:style style:name="T24" style:family="text">
      <style:text-properties style:font-name="Calibri1" fo:language="en" fo:country="US" officeooo:rsid="003883e5" style:font-name-complex="Calibri2"/>
    </style:style>
    <style:style style:name="T25" style:family="text">
      <style:text-properties style:font-name="Calibri1" fo:language="en" fo:country="US" officeooo:rsid="0039d953" style:font-name-complex="Calibri2"/>
    </style:style>
    <style:style style:name="T26" style:family="text">
      <style:text-properties style:font-name="Calibri1" fo:language="en" fo:country="US" officeooo:rsid="003a39d4" style:font-name-complex="Calibri2"/>
    </style:style>
    <style:style style:name="T27" style:family="text">
      <style:text-properties style:font-name="Calibri1" fo:language="en" fo:country="US" officeooo:rsid="003b415e" style:font-name-complex="Calibri2"/>
    </style:style>
    <style:style style:name="T28" style:family="text">
      <style:text-properties style:font-name="Calibri1" fo:language="en" fo:country="US" officeooo:rsid="003e29e6" style:font-name-complex="Calibri2"/>
    </style:style>
    <style:style style:name="T29" style:family="text">
      <style:text-properties style:font-name="Calibri1" fo:language="en" fo:country="US" officeooo:rsid="00470197" style:font-name-complex="Calibri2"/>
    </style:style>
    <style:style style:name="T30" style:family="text">
      <style:text-properties style:font-name="Calibri1" fo:language="en" fo:country="US" fo:font-weight="normal" style:font-weight-asian="normal" style:font-name-complex="Calibri2" style:font-weight-complex="normal"/>
    </style:style>
    <style:style style:name="T31" style:family="text">
      <style:text-properties style:font-name="Calibri1" fo:language="en" fo:country="US" fo:font-weight="normal" officeooo:rsid="003466e8" style:font-weight-asian="normal" style:font-name-complex="Calibri2" style:font-weight-complex="normal"/>
    </style:style>
    <style:style style:name="T32" style:family="text">
      <style:text-properties style:font-name="Calibri1" fo:language="en" fo:country="US" fo:font-weight="normal" officeooo:rsid="003883e5" style:font-weight-asian="normal" style:font-name-complex="Calibri2" style:font-weight-complex="normal"/>
    </style:style>
    <style:style style:name="T33" style:family="text">
      <style:text-properties style:font-name="Calibri1" fo:language="en" fo:country="US" fo:font-weight="normal" officeooo:rsid="003c5479" style:font-weight-asian="normal" style:font-name-complex="Calibri2" style:font-weight-complex="normal"/>
    </style:style>
    <style:style style:name="T34" style:family="text">
      <style:text-properties style:font-name="Calibri1" fo:language="en" fo:country="US" fo:font-weight="normal" officeooo:rsid="003c8be3" style:font-weight-asian="normal" style:font-name-complex="Calibri2" style:font-weight-complex="normal"/>
    </style:style>
    <style:style style:name="T35" style:family="text">
      <style:text-properties style:font-name="Calibri1" fo:language="en" fo:country="US" fo:font-weight="normal" officeooo:rsid="003e29e6" style:font-weight-asian="normal" style:font-name-complex="Calibri2" style:font-weight-complex="normal"/>
    </style:style>
    <style:style style:name="T36" style:family="text">
      <style:text-properties style:font-name="Calibri1" fo:language="en" fo:country="US" fo:font-weight="normal" style:font-size-asian="18pt" style:font-weight-asian="normal" style:font-name-complex="Calibri2" style:font-weight-complex="normal"/>
    </style:style>
    <style:style style:name="T37" style:family="text">
      <style:text-properties style:font-name="Calibri1" fo:language="en" fo:country="US" fo:font-weight="bold" style:font-weight-asian="bold" style:font-name-complex="Calibri2" style:font-weight-complex="bold"/>
    </style:style>
    <style:style style:name="T38" style:family="text">
      <style:text-properties style:font-name="Calibri1" fo:language="en" fo:country="US" fo:font-weight="bold" officeooo:rsid="0034f8b8" style:font-weight-asian="bold" style:font-name-complex="Calibri2" style:font-weight-complex="bold"/>
    </style:style>
    <style:style style:name="T39" style:family="text">
      <style:text-properties style:font-name="Calibri1" fo:language="en" fo:country="US" fo:font-weight="bold" officeooo:rsid="0039d953" style:font-weight-asian="bold" style:font-name-complex="Calibri2" style:font-weight-complex="bold"/>
    </style:style>
    <style:style style:name="T40" style:family="text">
      <style:text-properties style:font-name="Calibri1" fo:language="en" fo:country="US" fo:font-weight="bold" officeooo:rsid="003a39d4" style:font-weight-asian="bold" style:font-name-complex="Calibri2" style:font-weight-complex="bold"/>
    </style:style>
    <style:style style:name="T41" style:family="text">
      <style:text-properties style:font-name="Calibri1" fo:language="en" fo:country="US" style:font-size-asian="18pt" style:font-name-complex="Calibri2"/>
    </style:style>
    <style:style style:name="T42" style:family="text">
      <style:text-properties style:font-name="Calibri1" fo:language="en" fo:country="US" officeooo:rsid="003466e8" style:font-size-asian="18pt" style:font-name-complex="Calibri2"/>
    </style:style>
    <style:style style:name="T43" style:family="text">
      <style:text-properties style:font-name="Calibri1" fo:font-size="22pt" fo:language="en" fo:country="US" style:font-size-asian="22pt" style:font-name-complex="Calibri2" style:font-size-complex="22pt"/>
    </style:style>
    <style:style style:name="T44" style:family="text">
      <style:text-properties style:font-name="Calibri1" fo:font-size="22pt" fo:language="en" fo:country="US" officeooo:rsid="003466e8" style:font-size-asian="22pt" style:font-name-complex="Calibri2" style:font-size-complex="22pt"/>
    </style:style>
    <style:style style:name="T45" style:family="text">
      <style:text-properties style:font-name="Calibri1" fo:font-size="22pt" fo:language="en" fo:country="US" officeooo:rsid="003e29e6" style:font-size-asian="22pt" style:font-name-complex="Calibri2" style:font-size-complex="22pt"/>
    </style:style>
    <style:style style:name="T46" style:family="text">
      <style:text-properties fo:font-variant="normal" fo:text-transform="none" fo:color="#202122" style:font-name="Calibri" fo:font-size="18pt" fo:letter-spacing="normal" style:font-size-asian="18pt" style:font-size-complex="18pt"/>
    </style:style>
    <style:style style:name="T47" style:family="text">
      <style:text-properties fo:font-variant="normal" fo:text-transform="none" fo:color="#202122" style:font-name="Calibri" fo:font-size="18pt" fo:letter-spacing="normal" fo:font-style="normal" fo:font-weight="normal" style:font-size-asian="18pt" style:font-size-complex="18pt"/>
    </style:style>
    <style:style style:name="T48" style:family="text">
      <style:text-properties fo:font-variant="normal" fo:text-transform="none" fo:color="#202122" style:font-name="Calibri" fo:font-size="18pt" fo:letter-spacing="normal" fo:font-style="normal" fo:font-weight="normal" officeooo:rsid="002a0458" style:font-size-asian="18pt" style:font-size-complex="18pt"/>
    </style:style>
    <style:style style:name="T49" style:family="text">
      <style:text-properties fo:font-variant="normal" fo:text-transform="none" fo:color="#202122" style:font-name="Calibri" fo:font-size="18pt" fo:letter-spacing="normal" fo:font-style="normal" fo:font-weight="normal" officeooo:rsid="002a0458" style:font-size-asian="18pt" style:font-weight-asian="bold" style:font-size-complex="18pt" style:font-weight-complex="bold"/>
    </style:style>
    <style:style style:name="T50" style:family="text">
      <style:text-properties fo:font-variant="normal" fo:text-transform="none" fo:color="#202122" style:font-name="Calibri" fo:font-size="18pt" fo:letter-spacing="normal" fo:font-style="normal" fo:font-weight="bold" style:font-size-asian="18pt" style:font-weight-asian="bold" style:font-size-complex="18pt" style:font-weight-complex="bold"/>
    </style:style>
    <style:style style:name="T51" style:family="text">
      <style:text-properties fo:font-variant="normal" fo:text-transform="none" fo:color="#202122" style:font-name="Calibri" fo:font-size="18pt" fo:letter-spacing="normal" fo:font-style="normal" fo:font-weight="bold" officeooo:rsid="002a0458" style:font-size-asian="18pt" style:font-weight-asian="bold" style:font-size-complex="18pt" style:font-weight-complex="bold"/>
    </style:style>
    <style:style style:name="T52" style:family="text">
      <style:text-properties fo:font-variant="normal" fo:text-transform="none" fo:color="#202122" style:font-name="Calibri" fo:font-size="22pt" fo:letter-spacing="normal" fo:font-style="normal" fo:font-weight="bold" officeooo:rsid="002c0cd5" style:font-size-asian="22pt" style:font-weight-asian="bold" style:font-size-complex="22pt" style:font-weight-complex="bold"/>
    </style:style>
    <style:style style:name="T53" style:family="text">
      <style:text-properties fo:font-variant="normal" fo:text-transform="none" fo:color="#202122" style:font-name="Calibri" fo:font-size="22pt" fo:letter-spacing="normal" fo:language="en" fo:country="US" fo:font-style="normal" fo:font-weight="bold" officeooo:rsid="002c0cd5" style:font-size-asian="22pt" style:font-weight-asian="bold" style:font-name-complex="Calibri2" style:font-size-complex="22pt" style:font-weight-complex="bold"/>
    </style:style>
    <style:style style:name="T54" style:family="text">
      <style:text-properties fo:font-variant="normal" fo:text-transform="none" fo:color="#222222" style:font-name="Calibri" fo:font-size="18pt" fo:letter-spacing="normal" fo:language="en" fo:country="US" fo:font-style="normal" fo:font-weight="normal" officeooo:rsid="002dd0c0" style:font-size-asian="18pt" style:font-weight-asian="normal" style:font-name-complex="Calibri2" style:font-size-complex="18pt" style:font-weight-complex="normal"/>
    </style:style>
    <style:style style:name="T55" style:family="text">
      <style:text-properties fo:font-variant="normal" fo:text-transform="none" fo:color="#222222" style:font-name="Calibri" fo:font-size="18pt" fo:letter-spacing="normal" fo:language="en" fo:country="US" fo:font-style="normal" fo:font-weight="normal" officeooo:rsid="002dd0c0" style:font-size-asian="18pt" style:font-style-asian="normal" style:font-weight-asian="normal" style:font-name-complex="Calibri2" style:font-size-complex="18pt" style:font-style-complex="normal" style:font-weight-complex="normal"/>
    </style:style>
    <style:style style:name="T56" style:family="text">
      <style:text-properties fo:font-variant="normal" fo:text-transform="none" fo:color="#222222" style:font-name="Calibri" fo:font-size="18pt" fo:letter-spacing="normal" fo:language="en" fo:country="US" fo:font-style="normal" fo:font-weight="normal" officeooo:rsid="002e244e" style:font-size-asian="18pt" style:font-style-asian="normal" style:font-weight-asian="normal" style:font-name-complex="Calibri2" style:font-size-complex="18pt" style:font-style-complex="normal" style:font-weight-complex="normal"/>
    </style:style>
    <style:style style:name="T57" style:family="text">
      <style:text-properties fo:font-variant="normal" fo:text-transform="none" fo:color="#222222" style:font-name="Calibri" fo:font-size="18pt" fo:letter-spacing="normal" fo:language="en" fo:country="US" fo:font-style="normal" fo:font-weight="normal" officeooo:rsid="00305c34" style:font-size-asian="18pt" style:font-style-asian="normal" style:font-weight-asian="normal" style:font-name-complex="Calibri2" style:font-size-complex="18pt" style:font-style-complex="normal" style:font-weight-complex="normal"/>
    </style:style>
    <style:style style:name="T58" style:family="text">
      <style:text-properties fo:font-variant="normal" fo:text-transform="none" fo:color="#222222" style:font-name="Calibri" fo:font-size="18pt" fo:letter-spacing="normal" fo:language="en" fo:country="US" fo:font-style="normal" fo:font-weight="normal" officeooo:rsid="0030c2f6" style:font-size-asian="18pt" style:font-style-asian="normal" style:font-weight-asian="normal" style:font-name-complex="Calibri2" style:font-size-complex="18pt" style:font-style-complex="normal" style:font-weight-complex="normal"/>
    </style:style>
    <style:style style:name="T59" style:family="text">
      <style:text-properties fo:font-variant="normal" fo:text-transform="none" fo:color="#222222" style:font-name="Calibri" fo:font-size="18pt" fo:letter-spacing="normal" fo:language="en" fo:country="US" fo:font-style="normal" fo:font-weight="normal" officeooo:rsid="00314ecd" style:font-size-asian="18pt" style:font-style-asian="normal" style:font-weight-asian="normal" style:font-name-complex="Calibri2" style:font-size-complex="18pt" style:font-style-complex="normal" style:font-weight-complex="normal"/>
    </style:style>
    <style:style style:name="T60" style:family="text">
      <style:text-properties fo:font-variant="normal" fo:text-transform="none" fo:color="#222222" style:font-name="Calibri" fo:font-size="18pt" fo:letter-spacing="normal" fo:language="en" fo:country="US" fo:font-style="normal" fo:font-weight="normal" officeooo:rsid="0031dab5" style:font-size-asian="18pt" style:font-style-asian="normal" style:font-weight-asian="normal" style:font-name-complex="Calibri2" style:font-size-complex="18pt" style:font-style-complex="normal" style:font-weight-complex="normal"/>
    </style:style>
    <style:style style:name="T61" style:family="text">
      <style:text-properties fo:font-variant="normal" fo:text-transform="none" fo:color="#222222" style:font-name="Calibri" fo:font-size="18pt" fo:letter-spacing="normal" fo:language="en" fo:country="US" fo:font-style="normal" fo:font-weight="bold" officeooo:rsid="0030c2f6" style:font-size-asian="18pt" style:font-style-asian="normal" style:font-weight-asian="bold" style:font-name-complex="Calibri2" style:font-size-complex="18pt" style:font-style-complex="normal" style:font-weight-complex="bold"/>
    </style:style>
    <style:style style:name="T62" style:family="text">
      <style:text-properties fo:font-variant="normal" fo:text-transform="none" fo:color="#222222" style:font-name="Calibri" fo:font-size="18pt" fo:letter-spacing="normal" fo:language="en" fo:country="US" fo:font-style="normal" fo:font-weight="bold" officeooo:rsid="00314ecd" style:font-size-asian="18pt" style:font-style-asian="normal" style:font-weight-asian="bold" style:font-name-complex="Calibri2" style:font-size-complex="18pt" style:font-style-complex="normal" style:font-weight-complex="bold"/>
    </style:style>
    <style:style style:name="T63" style:family="text">
      <style:text-properties fo:font-variant="normal" fo:text-transform="none" fo:color="#1a1a1a" style:font-name="Calibri" fo:font-size="18pt" fo:letter-spacing="normal" fo:language="en" fo:country="US" fo:font-style="normal" fo:font-weight="normal" officeooo:rsid="002dd0c0" style:font-size-asian="18pt" style:font-weight-asian="normal" style:font-name-complex="Calibri2" style:font-size-complex="18pt" style:font-weight-complex="normal"/>
    </style:style>
    <style:style style:name="T64" style:family="text">
      <style:text-properties fo:font-variant="normal" fo:text-transform="none" fo:color="#1a1a1a" style:font-name="Calibri" fo:font-size="18pt" fo:letter-spacing="normal" fo:language="en" fo:country="US" fo:font-style="normal" fo:font-weight="normal" officeooo:rsid="002dd0c0" style:font-size-asian="18pt" style:font-style-asian="normal" style:font-weight-asian="normal" style:font-name-complex="Calibri2" style:font-size-complex="18pt" style:font-style-complex="normal" style:font-weight-complex="normal"/>
    </style:style>
    <style:style style:name="T65" style:family="text">
      <style:text-properties fo:font-weight="bold" style:font-weight-asian="bold" style:font-weight-complex="bold"/>
    </style:style>
    <style:style style:name="T66" style:family="text">
      <style:text-properties fo:font-weight="bold" officeooo:rsid="002a0458" style:font-weight-asian="bold" style:font-weight-complex="bold"/>
    </style:style>
    <style:style style:name="T67" style:family="text">
      <style:text-properties fo:language="en" fo:country="US" style:font-name-complex="Calibri2"/>
    </style:style>
    <style:style style:name="T68" style:family="text">
      <style:text-properties fo:language="en" fo:country="US" officeooo:rsid="0044dcff" style:font-name-complex="Calibri2"/>
    </style:style>
    <style:style style:name="T69" style:family="text">
      <style:text-properties fo:language="en" fo:country="US" officeooo:rsid="0044e83e" style:font-name-complex="Calibri2"/>
    </style:style>
    <style:style style:name="T70" style:family="text">
      <style:text-properties fo:language="en" fo:country="US" fo:font-weight="bold" style:font-weight-asian="bold" style:font-name-complex="Calibri2" style:font-weight-complex="bold"/>
    </style:style>
    <style:style style:name="T71" style:family="text">
      <style:text-properties fo:language="en" fo:country="US" fo:font-weight="bold" officeooo:rsid="0044dcff" style:font-weight-asian="bold" style:font-name-complex="Calibri2" style:font-weight-complex="bold"/>
    </style:style>
    <style:style style:name="T72" style:family="text">
      <style:text-properties style:text-position="super 58%" style:font-name="Calibri1" fo:language="en" fo:country="US" fo:font-weight="normal" officeooo:rsid="003c8be3" style:font-weight-asian="normal" style:font-name-complex="Calibri2"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AME:<text:span text:style-name="T3">____</text:span><text:span text:style-name="T2">Wahaj Tahir</text:span><text:span text:style-name="T3">__________</text:span></text:p>
      <text:p text:style-name="P11"/>
      <text:p text:style-name="P11">Class:_____<text:span text:style-name="T1">SE</text:span>_________</text:p>
      <text:p text:style-name="P11"/>
      <text:p text:style-name="P11">Section:______<text:span text:style-name="T1">A</text:span>_______</text:p>
      <text:p text:style-name="P11"/>
      <text:p text:style-name="P11">Roll No#______<text:span text:style-name="T1">P19-1673</text:span>_______</text:p>
      <text:p text:style-name="P11"/>
      <text:p text:style-name="P11">Subject:<text:span text:style-name="T1">__Islamic &amp; Religious Studies____________</text:span></text:p>
      <text:p text:style-name="P11"/>
      <text:p text:style-name="P11">Assignment No#<text:span text:style-name="T1">__02_________</text:span></text:p>
      <text:p text:style-name="P11"/>
      <text:p text:style-name="P11"/>
      <text:p text:style-name="P30">Q1:<text:span text:style-name="T18">Describe the concept of purification (Tazkia)</text:span></text:p>
      <text:p text:style-name="P33"/>
      <text:p text:style-name="P33">Ans:</text:p>
      <text:p text:style-name="P14"><text:span text:style-name="T5"><text:s text:c="8"/></text:span><text:span text:style-name="T6">T</text:span><text:span text:style-name="T7">a</text:span><text:span text:style-name="T6">zkia means purification or </text:span><text:span text:style-name="T7">sanctification</text:span><text:span text:style-name="T6"> of </text:span><text:span text:style-name="T7">self. It</text:span><text:span text:style-name="T6"> means purring </text:span><text:span text:style-name="T7">yourself from</text:span><text:span text:style-name="T6"> sin </text:span><text:span text:style-name="T8">or from desire</text:span><text:span text:style-name="T9"> or</text:span><text:span text:style-name="T7"> tak</text:span><text:span text:style-name="T9">ing</text:span><text:span text:style-name="T7"> a control of yourself to stop yourself from bad </text:span><text:span text:style-name="T8">and </text:span><text:span text:style-name="T9">proceed</text:span><text:span text:style-name="T8"> yourself towards good deeds and will to get close to Allah</text:span><text:span text:style-name="T7">.Tazkia can be of many types but here we are talking about </text:span><text:span text:style-name="T17">Tazkia al-nafas.</text:span><text:span text:style-name="T7">Tazkia al-nafas means puring your heart and mind from bad things,it is way to take a control of your nafs(self) and put it into right path.it plays very important role <text:s/></text:span><text:span text:style-name="T8">spiritual</text:span><text:span text:style-name="T10">ly </text:span><text:span text:style-name="T8">,This <text:s/>game is </text:span><text:span text:style-name="T9">all</text:span><text:span text:style-name="T8"> about your mind and heart if you know how to put them in the right way and in the divine of Allah,Than the person </text:span><text:span text:style-name="T9">automatically</text:span><text:span text:style-name="T8"> start doing the good deeds and try his best to become a good Muslim.</text:span></text:p>
      <text:p text:style-name="P26"><text:span text:style-name="T8">A</text:span><text:span text:style-name="T4">s we are Muslim and by accepting the term</text:span><text:span text:style-name="T10">s</text:span><text:span text:style-name="T4"> and condition of Islam does not mean we become proper Muslim,There are some acts and action we have to take to prove our selfs that we are the </text:span><text:span text:style-name="T10">Muslims</text:span><text:span text:style-name="T4"> and this is a actual a race in <text:s/>becoming ones and good ones near to Allah and we can do this by following the path by islam and our Prophet (PBUH).Muslim must follow all rules of islam because Islam teach us how to live life,what is good and what is bad for you,your family and for society,Now the person him/her self take the control of there own that what is good for me and the people around me and it can be done by taking control of yourself pure your heart and mind for Allah.</text:span><text:span text:style-name="T10">If we take example of tazkia its just like the purring the plant from other plants which are harmful towards it,In the same way our nafs is our plant and we pure it from spiritual diseases or desire and proceed it towards the Allah.</text:span></text:p>
      <text:p text:style-name="P27"><text:span text:style-name="T4">I think it is the battle with our-self that what we control our mind and heart sto</text:span><text:span text:style-name="T12">ps</text:span><text:span text:style-name="T4"> it from sins and this battle i</text:span><text:span text:style-name="T11">s</text:span><text:span text:style-name="T4"> called </text:span><text:span text:style-name="T16">jihad bin nafs.</text:span></text:p>
      <text:p text:style-name="P28"><text:soft-page-break/><text:span text:style-name="T13"><text:s/></text:span><text:span text:style-name="T14">Islam teaches us how to make discipline in <text:s/>life and how to create peace around you <text:s/>is the tazkia al-nafas which help us in controlling our life and maintaining discipline and proceed our selfs towards to Allah.</text:span><text:span text:style-name="T15">There are some ayats for tazkia in which few are</text:span></text:p>
      <text:p text:style-name="P46">In Quran:</text:p>
      <text:p text:style-name="P46"/>
      <text:p text:style-name="P32"><text:span text:style-name="T70">1)”</text:span><text:span text:style-name="T67">Gardens of perpetual residence beneath which rivers flow, wherein they abide eternally. And that is the reward of one who purifies (tazkiah) himself.</text:span><text:span text:style-name="T70">”</text:span></text:p>
      <text:p text:style-name="P2"><text:span text:style-name="T46">— </text:span><text:span text:style-name="Citation"><text:span text:style-name="T47">Taha: 76</text:span></text:span></text:p>
      <text:p text:style-name="P2"><text:span text:style-name="Citation"><text:span text:style-name="T47"/></text:span></text:p>
      <text:p text:style-name="P3"><text:span text:style-name="Citation"><text:span text:style-name="T51">2)”</text:span></text:span><text:span text:style-name="Citation"><text:span text:style-name="T49">It is He who has sent among the unlettered a Messenger from themselves reciting to them His verses and purifying (tazkiah) them and teaching them the Book and wisdom - although they were before in clear error.</text:span></text:span><text:span text:style-name="Citation"><text:span text:style-name="T51">”</text:span></text:span></text:p>
      <text:p text:style-name="P2"><text:span text:style-name="T46">— </text:span><text:span text:style-name="Citation"><text:span text:style-name="T47">Al-Jumm'ah: 2</text:span></text:span></text:p>
      <text:p text:style-name="P2"><text:span text:style-name="Citation"><text:span text:style-name="T48"/></text:span></text:p>
      <text:p text:style-name="P1"><text:span text:style-name="Citation"><text:span text:style-name="T51">3)”</text:span></text:span><text:span text:style-name="Citation"><text:span text:style-name="T48">But what would make you perceive, [O Muhammad], that perhaps he might be purified. (tazkiah)</text:span></text:span><text:span text:style-name="Citation"><text:span text:style-name="T51">”</text:span></text:span></text:p>
      <text:p text:style-name="P8"><text:span text:style-name="T46">— </text:span><text:span text:style-name="Citation"><text:span text:style-name="T47">Abasa: 3</text:span></text:span></text:p>
      <text:p text:style-name="P10"><text:span text:style-name="T66">4)</text:span><text:span text:style-name="T65">“</text:span>And not upon you [is any blame] if he will not be purified (tazkiah).”</text:p>
      <text:p text:style-name="P8"><text:span text:style-name="T46">— </text:span><text:span text:style-name="Citation"><text:span text:style-name="T47">Abasa</text:span></text:span></text:p>
      <text:p text:style-name="P9"><text:span text:style-name="Citation"><text:span text:style-name="T50">_______________________________________________</text:span></text:span></text:p>
      <text:p text:style-name="P2"><text:span text:style-name="Citation"><text:span text:style-name="T48"/></text:span></text:p>
      <text:p text:style-name="P4"><text:soft-page-break/><text:span text:style-name="Citation"><text:span text:style-name="T52">Q2:</text:span></text:span><text:span text:style-name="Citation"><text:span text:style-name="T53"> Write the significance of Sunnah as a source of law in Islam. <text:s/></text:span></text:span></text:p>
      <text:p text:style-name="P4"><text:span text:style-name="Citation"><text:span text:style-name="T53">Ans:</text:span></text:span></text:p>
      <text:p text:style-name="P5"><text:span text:style-name="Citation"><text:span text:style-name="T54">Sunnah is an arabic word which means </text:span></text:span><text:span text:style-name="Citation"><text:span text:style-name="T63">the body of traditional social and legal custom and practice of the Islam </text:span></text:span><text:span text:style-name="Citation"><text:span text:style-name="T64">with the he</text:span></text:span><text:span text:style-name="Citation"><text:span text:style-name="T63">lp of the holy book(Quran Pak) <text:s/>and Hadith (our <text:s text:c="2"/>prophet(PBUH) saying)</text:span></text:span><text:span text:style-name="Citation"><text:span text:style-name="T64"> it is the major source of Islamic law.</text:span></text:span><text:span text:style-name="Citation"><text:span text:style-name="T55"> </text:span></text:span><text:span text:style-name="Citation"><text:span text:style-name="T56">So basically before the Islam people did not know what is life,how to live it? To answer this Allah send different prophet at different places to guide the peop</text:span></text:span><text:span text:style-name="Citation"><text:span text:style-name="T57">le in right way during this mission Allah reveled his messages to prophets and than prophet tells the people how to live th</text:span></text:span><text:span text:style-name="Citation"><text:span text:style-name="T59">eir</text:span></text:span><text:span text:style-name="Citation"><text:span text:style-name="T57"> life.This is how the civilization started,the question at this point rise this that people were getting the messages of Allah verbally but they didn’t know how to </text:span></text:span><text:span text:style-name="Citation"><text:span text:style-name="T59">implement</text:span></text:span><text:span text:style-name="Citation"><text:span text:style-name="T57"> it practically and physically .For this problem our prophet(P.B.U.H) told us how to do it practically by </text:span></text:span><text:span text:style-name="Citation"><text:span text:style-name="T59">performing</text:span></text:span><text:span text:style-name="Citation"><text:span text:style-name="T57"> and by teaching and the thing for people while doing for is good.</text:span></text:span><text:span text:style-name="Citation"><text:span text:style-name="T59">O</text:span></text:span><text:span text:style-name="Citation"><text:span text:style-name="T57">ur prophet(P.B.U.H)do it in a </text:span></text:span><text:span text:style-name="Citation"><text:span text:style-name="T59">specific</text:span></text:span><text:span text:style-name="Citation"><text:span text:style-name="T57"> way and told us to do same like this</text:span></text:span><text:span text:style-name="Citation"><text:span text:style-name="T59"> a</text:span></text:span><text:span text:style-name="Citation"><text:span text:style-name="T57">nd when we perform it in our real life and do it as it is the way our prophet(P.B.U.H) did we </text:span></text:span><text:span text:style-name="Citation"><text:span text:style-name="T58">call it </text:span></text:span><text:span text:style-name="Citation"><text:span text:style-name="T61">Sunnah.</text:span></text:span><text:span text:style-name="Citation"><text:span text:style-name="T58">The people who follow the </text:span></text:span><text:span text:style-name="Citation"><text:span text:style-name="T59">foot steps of</text:span></text:span><text:span text:style-name="Citation"><text:span text:style-name="T58"> prophet(P.B.U.H) is called </text:span></text:span><text:span text:style-name="Citation"><text:span text:style-name="T61">Al -</text:span></text:span><text:span text:style-name="Citation"><text:span text:style-name="T62">el</text:span></text:span><text:span text:style-name="Citation"><text:span text:style-name="T61">-sunni.</text:span></text:span><text:span text:style-name="Citation"><text:span text:style-name="T58">Who follow the sunnah of our prophet(P.B.U.H) are more likely to Allah Because Allah love who follow the foot steps of our prophet(P.B.U.H).</text:span></text:span><text:span text:style-name="Citation"><text:span text:style-name="T59">In Islam laws there are some rules and regulation which are can be implemented in certain way or to perform in certain way,like in Islam All genders are equal and for they should have equal rights in living of this </text:span></text:span><text:span text:style-name="Citation"><text:span text:style-name="T60">society</text:span></text:span><text:span text:style-name="Citation"><text:span text:style-name="T59"> our </text:span></text:span><text:soft-page-break/><text:span text:style-name="Citation"><text:span text:style-name="T59">Prophet(P.B.U.H) always solved any kind of problem with patience and </text:span></text:span><text:span text:style-name="Citation"><text:span text:style-name="T60">equality. Due</text:span></text:span><text:span text:style-name="Citation"><text:span text:style-name="T59"> <text:s/>to such a good personality of our prophet(P.B.H.U) people were impressed by </text:span></text:span><text:span text:style-name="Citation"><text:span text:style-name="T60">him. Islam</text:span></text:span><text:span text:style-name="Citation"><text:span text:style-name="T59"> is not only spiritual</text:span></text:span><text:span text:style-name="Citation"><text:span text:style-name="T60">ly,</text:span></text:span><text:span text:style-name="Citation"><text:span text:style-name="T59"> there are some action to be performed and for that our </text:span></text:span><text:span text:style-name="Citation"><text:span text:style-name="T60">prophet</text:span></text:span><text:span text:style-name="Citation"><text:span text:style-name="T59">(P.B.H.U) showed us how to perform it and by following the foot steps of him in any word the way he did and as it is we do is called Sunnah.</text:span></text:span><text:span text:style-name="Citation"><text:span text:style-name="T60">Our prophet(P.B.U.H) life is an example of best life to live and any problem to solve in life, <text:s/>yet we have in history. Some example of sunnah are,</text:span></text:span></text:p>
      <text:list xml:id="list238575600" text:style-name="L1">
        <text:list-item>
          <text:p text:style-name="P65">Trimming of the nails.</text:p>
        </text:list-item>
        <text:list-item>
          <text:p text:style-name="P65">Good table manners.</text:p>
        </text:list-item>
        <text:list-item>
          <text:p text:style-name="P65">Soft talking in a conversation.</text:p>
        </text:list-item>
        <text:list-item>
          <text:p text:style-name="P65">Voluntary prayers and fasting. (Awesome Sunnah).</text:p>
        </text:list-item>
        <text:list-item>
          <text:p text:style-name="P65">Smiling sincerely.</text:p>
        </text:list-item>
        <text:list-item>
          <text:p text:style-name="P65">Putting out the lights before sleeping.</text:p>
        </text:list-item>
        <text:list-item>
          <text:p text:style-name="P65">Closing the toilet doors and keeping it cleaned.</text:p>
        </text:list-item>
      </text:list>
      <text:p text:style-name="P6"/>
      <text:p text:style-name="P6"/>
      <text:p text:style-name="P6"/>
      <text:p text:style-name="P7">________________________________________-</text:p>
      <text:p text:style-name="P5"><text:span text:style-name="Citation"><text:span text:style-name="T60"/></text:span></text:p>
      <text:p text:style-name="P5"><text:span text:style-name="Citation"><text:span text:style-name="T56"/></text:span></text:p>
      <text:p text:style-name="P57"/>
      <text:p text:style-name="P61"/>
      <text:p text:style-name="P47"/>
      <text:p text:style-name="P31"><text:span text:style-name="T19">Q</text:span><text:span text:style-name="T28">3</text:span><text:span text:style-name="T19">: What is the role &amp; characteristics of Muj</text:span><text:span text:style-name="T29">aha</text:span><text:span text:style-name="T19">d in Islam.</text:span></text:p>
      <text:p text:style-name="P48"/>
      <text:p text:style-name="P49">Ans:</text:p>
      <text:p text:style-name="P20"><text:span text:style-name="T19">The people who <text:s/></text:span><text:span text:style-name="T21">proclaim themselves warriors for the faith</text:span><text:span text:style-name="T19"> ,stand up and fight for Allah even they have to lay down there life for it is called </text:span><text:span text:style-name="T37">Muj</text:span><text:span text:style-name="T38">ahe</text:span><text:span text:style-name="T37">d </text:span><text:span text:style-name="T19">and the task or mission which is doing for Allah is called </text:span><text:span text:style-name="T37">jihad</text:span><text:span text:style-name="T19">.</text:span><text:span text:style-name="T20">mujahid has very important role in islam, because they are the muslms who spread and save the islam from enemies and who muslims dies during the mission are called shaheed.</text:span></text:p>
      <text:p text:style-name="P37">Allah says in Al-Quran:</text:p>
      <text:p text:style-name="P21"><text:span text:style-name="T19"><text:s text:c="38"/></text:span><text:span text:style-name="T37"><text:s/>“And say not of those who slain in God’s cause,They are dead: nay,they are alive,but you perceive it not”.</text:span></text:p>
      <text:p text:style-name="P22"><text:span text:style-name="T19">Our prophet(PBUH) were also a Mujah</text:span><text:span text:style-name="T29">a</text:span><text:span text:style-name="T19">d and he was a great leader and he was the one due to which today Islam </text:span><text:span text:style-name="T22">spread</text:span><text:span text:style-name="T19"> all over the world.So in Islam Mujah</text:span><text:span text:style-name="T29">a</text:span><text:span text:style-name="T19">d does have much importance than others because these people l</text:span><text:span text:style-name="T22">eave</text:span><text:span text:style-name="T19"> there family behind and went out to battle for justice of Islam or for Islam.</text:span><text:span text:style-name="T22">Now the characteristics of Mujahad are;Mujahad can be both of genders and dis-able people can also take part in it,During the jihad keep seeking help from Allah and remember him during the whole jihad,A person cannot become Mujahad and go for jihad who has old parent and no one <text:s/>is else <text:s/>there except him to take care of them. Accorinding to this once a incident happen when people were going </text:span><text:span text:style-name="T23">for</text:span><text:span text:style-name="T22"> jihad <text:s/></text:span><text:span text:style-name="T23">there was a man who <text:s/>want to take part in jihad but he has old parents our prophet(PBUH) said to this man to say here and take care of his older parents it is better than jihad.The concept <text:s/>of the Mujahad started when the islam reveled </text:span></text:p>
      <text:p text:style-name="P23"><text:span text:style-name="T19">today Islam is everywhere due to these mujahad </text:span><text:span text:style-name="T26">sacrifice</text:span><text:span text:style-name="T27">s</text:span><text:span text:style-name="T19"> th</text:span><text:span text:style-name="T26">eir</text:span><text:span text:style-name="T19"> </text:span><text:span text:style-name="T27">for Allah and for the seek of Islam.We all are muslims and calling your-self muslim is not enough we have to do some practical to </text:span><text:soft-page-break/><text:span text:style-name="T27">show that we are true Muslims and we are ready to lay down our life for Islam. May Allah give us all chance to prove ourself that we are Muslims and we didn’t afraid of anything except you and uide us to the right path (Ameen).</text:span></text:p>
      <text:p text:style-name="P40"/>
      <text:p text:style-name="P40"/>
      <text:p text:style-name="P34">______________________________________________</text:p>
      <text:p text:style-name="P41"/>
      <text:p text:style-name="P12"><text:span text:style-name="T19">Q</text:span><text:span text:style-name="T28">4</text:span><text:span text:style-name="T19">: Discuss any two of the following.</text:span></text:p>
      <text:p text:style-name="P54"/>
      <text:p text:style-name="P13"><text:span text:style-name="T40">2)</text:span><text:span text:style-name="T37">Virtue &amp; Sin (Maroof &amp; Munker)</text:span></text:p>
      <text:p text:style-name="P38"/>
      <text:p text:style-name="P15"><text:span text:style-name="T19">Virtue (</text:span><text:span text:style-name="T44">Maroof</text:span><text:span text:style-name="T43">):</text:span><text:span text:style-name="T30"> means to order or to tell for good deed</text:span><text:span text:style-name="T19">s,</text:span><text:span text:style-name="T30">for example offer prayer.</text:span></text:p>
      <text:p text:style-name="P35">Detail Note:</text:p>
      <text:p text:style-name="P44">To do virtue(maroof) we need five things;</text:p>
      <text:p text:style-name="P16"><text:span text:style-name="T32">1)</text:span><text:span text:style-name="T24">Knowledge:</text:span></text:p>
      <text:p text:style-name="P44">Without knowledge we cannot handle any situation and bring towards justice.</text:p>
      <text:p text:style-name="P24"><text:span text:style-name="T19">2)</text:span><text:span text:style-name="T37">Will of God</text:span><text:span text:style-name="T19">:</text:span></text:p>
      <text:p text:style-name="P44">This is for the Allah and for the betterment of Islam.</text:p>
      <text:p text:style-name="P24"><text:span text:style-name="T19">3)</text:span><text:span text:style-name="T37">Order:</text:span></text:p>
      <text:p text:style-name="P44">The person whom you order to stop sin, deal him with politeness and softness.The person who give order should also be following the same path of Allah about what he is guiding.</text:p>
      <text:p text:style-name="P24"><text:span text:style-name="T19">4)</text:span><text:span text:style-name="T37">Condition of virtue:</text:span></text:p>
      <text:p text:style-name="P24"><text:span text:style-name="T19">IF you see that other person will follow your instruction and truly do as it is as you say than stopping him from sin is </text:span><text:span text:style-name="T37">wajib.</text:span><text:span text:style-name="T19">If you feel that they will not gonna listen you and start </text:span><text:span text:style-name="T25">spreading</text:span><text:span text:style-name="T19"> </text:span><text:span text:style-name="T39">fasad</text:span><text:span text:style-name="T25"> Than it is greatness to avoid it .</text:span></text:p>
      <text:p text:style-name="P25"><text:span text:style-name="T25">5</text:span><text:span text:style-name="T19">)If a person found someone doing sin and he also participate with the person who is already doing sin than in this condition 2 </text:span><text:soft-page-break/><text:span text:style-name="T19">things </text:span><text:span text:style-name="T37">wajib</text:span><text:span text:style-name="T19"> on him 1)He should leave what sin he is doing and 2) also stop other.</text:span></text:p>
      <text:p text:style-name="P42"/>
      <text:p text:style-name="P38"/>
      <text:p text:style-name="P15"><text:span text:style-name="T19">Sin</text:span><text:span text:style-name="T31"> </text:span><text:span text:style-name="T36">(</text:span><text:span text:style-name="T42">Munker</text:span><text:span text:style-name="T41">)</text:span><text:span text:style-name="T31"> : </text:span><text:span text:style-name="T30">means to stop someone form sins.</text:span></text:p>
      <text:p text:style-name="P35">Detail Note:</text:p>
      <text:p text:style-name="P43">If you see someone doing bad act or sin stop him humble,and guide him well about it.If he does not stop than be rude or hard at him and try to stop him but be rude in such way that you dont start abusing him still he/she does not understand you than stop him physically but keep it in mind not to do such act which is against the law.</text:p>
      <text:p text:style-name="P39"/>
      <text:p text:style-name="P52">3) Legislative system of Islam</text:p>
      <text:p text:style-name="P56"/>
      <text:p text:style-name="P17"><text:span text:style-name="T33">Legislative means having the power to make law in country and it is very important and sensitive system in which whole nation justice,equality is dependent so before making or implementing the law make sure it is right for nation and every people in it and also keep it mind the Islam condition.So the law system was started by Islama why we need law? Why we create law?,We create law to give equality to all people and give the justice according to law,if there is no law than everywhere will be chaos and no one will gonna get justice which leads to bad </text:span><text:span text:style-name="T34">destruction. Islam give us the guideline how to make better our legislative system.In the world history the best legislative system was in Medina which is ruled <text:s/>by <text:s/>our prophet(P.B.U.H),the system of fair needed because in society the there were the many problems which were needed to be solved by 3</text:span><text:span text:style-name="T72">rd</text:span><text:span text:style-name="T34"> party and it is only be done by when 3</text:span><text:span text:style-name="T72">rd</text:span><text:span text:style-name="T34"> party is strong and know how to do justice between 2 people,</text:span><text:span text:style-name="T35">The legistlative system should be strong if it is not than no one gonna get their rights,the people in legislative </text:span><text:soft-page-break/><text:span text:style-name="T35">system should know that they are making this law keeping it mind of Islam and Does not take any chances to take un-justice among the people.</text:span></text:p>
      <text:p text:style-name="P45"/>
      <text:p text:style-name="P45"/>
      <text:p text:style-name="P45"/>
      <text:p text:style-name="P36">_______________________________________________</text:p>
      <text:p text:style-name="P53"/>
      <text:p text:style-name="P18"><text:span text:style-name="T44"><text:s/>Q</text:span><text:span text:style-name="T45">5</text:span><text:span text:style-name="T44">: Write the fundamental units of Muslim society. </text:span></text:p>
      <text:p text:style-name="P19"><text:span text:style-name="T44">A</text:span><text:span text:style-name="T43">ns:</text:span></text:p>
      <text:p text:style-name="P29"><text:span text:style-name="T67">The fundamental of islama are the fundamental units of </text:span><text:span text:style-name="T68">Muslim</text:span><text:span text:style-name="T67"> society because they are implemented in family and </text:span><text:span text:style-name="T68">society. There</text:span><text:span text:style-name="T67"> are five pillars of Islam which are;</text:span></text:p>
      <text:p text:style-name="P58"/>
      <text:list xml:id="list2622370972" text:style-name="L2">
        <text:list-item>
          <text:p text:style-name="P64">Profession of faith(shahada)</text:p>
        </text:list-item>
        <text:list-item>
          <text:p text:style-name="P64">Prayer(salat)</text:p>
        </text:list-item>
        <text:list-item>
          <text:p text:style-name="P64">Alms(zakat)</text:p>
        </text:list-item>
        <text:list-item>
          <text:p text:style-name="P64">Fasting(sawm)</text:p>
        </text:list-item>
        <text:list-item>
          <text:p text:style-name="P62">Pilgrimage(hajj)</text:p>
        </text:list-item>
      </text:list>
      <text:p text:style-name="P63"/>
      <text:p text:style-name="P29"><text:span text:style-name="T67">These five pillars are implemented in every Muslim life <text:s/>living in society,</text:span><text:span text:style-name="T68">They have the great impact on you and everyone around you.These pillars use to worship of Allah and as to help the people living <text:s/>in society.For example: </text:span><text:span text:style-name="T71">Alms(zakat) </text:span><text:span text:style-name="T68">is a kind of charity we do to those who are needed or for those who are hardly living. We help these people to get the normal life style. This is how Muslim helps another Muslims. Islam does not teach us that just stay closed only to God and don’t help others NO!,It teaches also us that how to live in the society what are the importance and what are the responsibilities to be done while living in society,As <text:s/>living in the society we should take care of our other Muslims in any situation and not let them leave alone,Allah love those who </text:span><text:soft-page-break/><text:span text:style-name="T68">help others in their bad time. So being Muslim is not yet worked done we have to take some <text:s/>responsibilities and action to prove our-self that we are Muslims and it is </text:span><text:span text:style-name="T69">very important role living in society.</text:span></text:p>
      <text:p text:style-name="P59"/>
      <text:p text:style-name="P59"/>
      <text:p text:style-name="P59"/>
      <text:p text:style-name="P59"/>
      <text:p text:style-name="P60">_______________________________________________</text:p>
      <text:p text:style-name="P50"/>
      <text:p text:style-name="P50"/>
      <text:p text:style-name="P55"/>
      <text:p text:style-name="P51"/>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5T21:00:18.582000000</meta:creation-date>
    <dc:date>2020-06-09T19:19:15.982000000</dc:date>
    <meta:editing-duration>PT16H27M58S</meta:editing-duration>
    <meta:editing-cycles>10</meta:editing-cycles>
    <meta:generator>LibreOffice/6.3.5.2$Windows_X86_64 LibreOffice_project/dd0751754f11728f69b42ee2af66670068624673</meta:generator>
    <meta:document-statistic meta:table-count="0" meta:image-count="0" meta:object-count="0" meta:page-count="14" meta:paragraph-count="71" meta:word-count="1993" meta:character-count="11347" meta:non-whitespace-character-count="9358"/>
  </office:meta>
</office:document-meta>
</file>